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ny" style:master-page-name="MP0" style:family="paragraph">
      <style:paragraph-properties fo:break-before="page" style:page-number="1"/>
    </style:style>
    <style:style style:name="T2" style:parent-style-name="Domyślnaczcionkaakapitu" style:family="text">
      <style:text-properties fo:font-size="17pt" style:font-size-asian="17pt" style:font-size-complex="17pt"/>
    </style:style>
    <style:style style:name="T3" style:parent-style-name="Domyślnaczcionkaakapitu" style:family="text">
      <style:text-properties fo:font-size="17pt" style:font-size-asian="17pt" style:font-size-complex="17pt"/>
    </style:style>
    <style:style style:name="T4" style:parent-style-name="Domyślnaczcionkaakapitu" style:family="text">
      <style:text-properties fo:font-size="17pt" style:font-size-asian="17pt" style:font-size-complex="17pt"/>
    </style:style>
    <style:style style:name="T5" style:parent-style-name="rynqvb" style:family="text">
      <style:text-properties fo:font-size="17pt" style:font-size-asian="17pt" style:font-size-complex="17pt" fo:language="de" fo:country="DE"/>
    </style:style>
    <style:style style:name="P6" style:parent-style-name="Normalny" style:family="paragraph">
      <style:text-properties fo:font-size="17pt" style:font-size-asian="17pt" style:font-size-complex="17pt"/>
    </style:style>
    <style:style style:name="P7" style:parent-style-name="Normalny" style:family="paragraph">
      <style:text-properties fo:font-size="17pt" style:font-size-asian="17pt" style:font-size-complex="17pt"/>
    </style:style>
    <style:style style:name="P8" style:parent-style-name="Normalny" style:family="paragraph">
      <style:text-properties fo:font-size="17pt" style:font-size-asian="17pt" style:font-size-complex="17pt"/>
    </style:style>
    <style:style style:name="P9" style:parent-style-name="Normalny" style:family="paragraph">
      <style:text-properties fo:font-size="17pt" style:font-size-asian="17pt" style:font-size-complex="17pt"/>
    </style:style>
    <style:style style:name="P10" style:parent-style-name="Normalny" style:family="paragraph">
      <style:text-properties fo:font-size="17pt" style:font-size-asian="17pt" style:font-size-complex="17pt"/>
    </style:style>
    <style:style style:name="P11" style:parent-style-name="Normalny" style:family="paragraph">
      <style:text-properties fo:font-size="12pt" style:font-size-asian="12pt" style:font-size-complex="12pt"/>
    </style:style>
    <style:style style:name="P12" style:parent-style-name="Normalny" style:family="paragraph">
      <style:text-properties fo:font-size="12pt" style:font-size-asian="12pt" style:font-size-complex="12pt"/>
    </style:style>
    <style:style style:name="P13" style:parent-style-name="Normalny" style:family="paragraph">
      <style:text-properties fo:font-size="12pt" style:font-size-asian="12pt" style:font-size-complex="12pt"/>
    </style:style>
    <style:style style:name="P14" style:parent-style-name="Normalny" style:family="paragraph">
      <style:text-properties fo:font-size="12pt" style:font-size-asian="12pt" style:font-size-complex="12pt"/>
    </style:style>
    <style:style style:name="P15" style:parent-style-name="Normalny" style:family="paragraph">
      <style:text-properties fo:font-size="12pt" style:font-size-asian="12pt" style:font-size-complex="12pt"/>
    </style:style>
    <style:style style:name="P16" style:parent-style-name="Normalny" style:family="paragraph">
      <style:text-properties fo:font-size="12pt" style:font-size-asian="12pt" style:font-size-complex="12pt"/>
    </style:style>
    <style:style style:name="P17" style:parent-style-name="Normalny" style:family="paragraph">
      <style:text-properties fo:font-size="12pt" style:font-size-asian="12pt" style:font-size-complex="12pt"/>
    </style:style>
    <style:style style:name="P18" style:parent-style-name="Normalny" style:family="paragraph">
      <style:text-properties fo:font-size="12pt" style:font-size-asian="12pt" style:font-size-complex="12pt"/>
    </style:style>
    <style:style style:name="P19" style:parent-style-name="Normalny" style:family="paragraph">
      <style:text-properties fo:font-size="12pt" style:font-size-asian="12pt" style:font-size-complex="12pt"/>
    </style:style>
    <style:style style:name="P20" style:parent-style-name="Normalny" style:family="paragraph">
      <style:text-properties fo:font-size="12pt" style:font-size-asian="12pt" style:font-size-complex="12pt"/>
    </style:style>
    <style:style style:name="P21" style:parent-style-name="Normalny" style:family="paragraph">
      <style:text-properties fo:font-size="17pt" style:font-size-asian="17pt" style:font-size-complex="17pt"/>
    </style:style>
    <style:style style:name="P22" style:parent-style-name="Normalny" style:family="paragraph">
      <style:text-properties fo:font-size="17pt" style:font-size-asian="17pt" style:font-size-complex="17pt"/>
    </style:style>
    <style:style style:name="P23" style:parent-style-name="Normalny" style:family="paragraph">
      <style:text-properties fo:font-size="17pt" style:font-size-asian="17pt" style:font-size-complex="17pt"/>
    </style:style>
    <style:style style:name="P24" style:parent-style-name="Normalny" style:family="paragraph">
      <style:text-properties fo:font-size="12pt" style:font-size-asian="12pt" style:font-size-complex="12pt"/>
    </style:style>
    <style:style style:name="P25" style:parent-style-name="Normalny" style:family="paragraph">
      <style:text-properties fo:font-size="12pt" style:font-size-asian="12pt" style:font-size-complex="12pt"/>
    </style:style>
    <style:style style:name="T26" style:parent-style-name="Domyślnaczcionkaakapitu" style:family="text">
      <style:text-properties fo:font-size="12pt" style:font-size-asian="12pt" style:font-size-complex="12pt" fo:language="en" fo:country="US"/>
    </style:style>
    <style:style style:name="P27" style:parent-style-name="Normalny" style:family="paragraph">
      <style:text-properties fo:font-size="17pt" style:font-size-asian="17pt" style:font-size-complex="17pt" fo:language="en" fo:country="US"/>
    </style:style>
    <style:style style:name="P28" style:parent-style-name="Normalny" style:family="paragraph">
      <style:text-properties fo:font-size="17pt" style:font-size-asian="17pt" style:font-size-complex="17pt"/>
    </style:style>
    <style:style style:name="P29" style:parent-style-name="Normalny" style:family="paragraph">
      <style:text-properties fo:font-size="17pt" style:font-size-asian="17pt" style:font-size-complex="17pt"/>
    </style:style>
    <style:style style:name="P30" style:parent-style-name="Normalny" style:family="paragraph">
      <style:text-properties fo:font-size="17pt" style:font-size-asian="17pt" style:font-size-complex="17pt"/>
    </style:style>
    <style:style style:name="P31" style:parent-style-name="Normalny" style:family="paragraph">
      <style:text-properties fo:font-size="17pt" style:font-size-asian="17pt" style:font-size-complex="17pt"/>
    </style:style>
    <style:style style:name="P32" style:parent-style-name="Normalny" style:family="paragraph">
      <style:text-properties fo:font-size="12pt" style:font-size-asian="12pt" style:font-size-complex="12pt"/>
    </style:style>
    <style:style style:name="P33" style:parent-style-name="Normalny" style:family="paragraph">
      <style:text-properties fo:font-size="12pt" style:font-size-asian="12pt" style:font-size-complex="12pt"/>
    </style:style>
    <style:style style:name="P34" style:parent-style-name="Normalny" style:family="paragraph">
      <style:text-properties fo:font-size="12pt" style:font-size-asian="12pt" style:font-size-complex="12pt"/>
    </style:style>
    <style:style style:name="P35" style:parent-style-name="Normalny" style:family="paragraph">
      <style:text-properties fo:font-size="12pt" style:font-size-asian="12pt" style:font-size-complex="12pt"/>
    </style:style>
    <style:style style:name="P36" style:parent-style-name="Normalny" style:family="paragraph">
      <style:text-properties fo:font-size="12pt" style:font-size-asian="12pt" style:font-size-complex="12pt"/>
    </style:style>
    <style:style style:name="P37" style:parent-style-name="Normalny" style:family="paragraph">
      <style:text-properties fo:font-size="12pt" style:font-size-asian="12pt" style:font-size-complex="12pt"/>
    </style:style>
    <style:style style:name="P38" style:parent-style-name="Normalny" style:family="paragraph">
      <style:text-properties fo:font-size="17pt" style:font-size-asian="17pt" style:font-size-complex="17pt"/>
    </style:style>
    <style:style style:name="P39" style:parent-style-name="Normalny" style:family="paragraph">
      <style:text-properties fo:font-size="17pt" style:font-size-asian="17pt" style:font-size-complex="17pt"/>
    </style:style>
    <style:style style:name="P40" style:parent-style-name="Normalny" style:family="paragraph">
      <style:text-properties fo:font-size="17pt" style:font-size-asian="17pt" style:font-size-complex="17pt"/>
    </style:style>
    <style:style style:name="P41" style:parent-style-name="Normalny" style:family="paragraph">
      <style:text-properties fo:font-size="12pt" style:font-size-asian="12pt" style:font-size-complex="12pt"/>
    </style:style>
    <style:style style:name="P42" style:parent-style-name="Normalny" style:family="paragraph">
      <style:text-properties fo:font-size="12pt" style:font-size-asian="12pt" style:font-size-complex="12pt"/>
    </style:style>
    <style:style style:name="P43" style:parent-style-name="Normalny" style:family="paragraph">
      <style:text-properties fo:font-size="12pt" style:font-size-asian="12pt" style:font-size-complex="12pt"/>
    </style:style>
    <style:style style:name="P44" style:parent-style-name="Normalny" style:family="paragraph">
      <style:text-properties fo:font-size="12pt" style:font-size-asian="12pt" style:font-size-complex="12pt"/>
    </style:style>
    <style:style style:name="P45" style:parent-style-name="Normalny" style:family="paragraph">
      <style:text-properties fo:font-size="17pt" style:font-size-asian="17pt" style:font-size-complex="17pt"/>
    </style:style>
    <style:style style:name="P46" style:parent-style-name="Normalny" style:family="paragraph">
      <style:text-properties fo:font-size="17pt" style:font-size-asian="17pt" style:font-size-complex="17pt"/>
    </style:style>
    <style:style style:name="P47" style:parent-style-name="Normalny" style:family="paragraph">
      <style:text-properties fo:font-size="17pt" style:font-size-asian="17pt" style:font-size-complex="17pt"/>
    </style:style>
    <style:style style:name="P48" style:parent-style-name="Normalny" style:family="paragraph">
      <style:text-properties fo:font-size="12pt" style:font-size-asian="12pt" style:font-size-complex="12pt"/>
    </style:style>
    <style:style style:name="P49" style:parent-style-name="Normalny" style:family="paragraph">
      <style:text-properties fo:font-size="12pt" style:font-size-asian="12pt" style:font-size-complex="12pt"/>
    </style:style>
    <style:style style:name="P50" style:parent-style-name="Normalny" style:family="paragraph">
      <style:text-properties fo:font-size="12pt" style:font-size-asian="12pt" style:font-size-complex="12pt"/>
    </style:style>
    <style:style style:name="P51" style:parent-style-name="Normalny" style:family="paragraph">
      <style:text-properties fo:font-size="12pt" style:font-size-asian="12pt" style:font-size-complex="12pt"/>
    </style:style>
    <style:style style:name="P52" style:parent-style-name="Normalny" style:family="paragraph">
      <style:text-properties fo:font-size="12pt" style:font-size-asian="12pt" style:font-size-complex="12pt"/>
    </style:style>
    <style:style style:name="P53" style:parent-style-name="Normalny" style:family="paragraph">
      <style:text-properties fo:font-size="12pt" style:font-size-asian="12pt" style:font-size-complex="12pt"/>
    </style:style>
    <style:style style:name="T54" style:parent-style-name="Domyślnaczcionkaakapitu" style:family="text">
      <style:text-properties fo:font-size="12pt" style:font-size-asian="12pt" style:font-size-complex="12pt"/>
    </style:style>
    <style:style style:name="P55" style:parent-style-name="Normalny" style:family="paragraph">
      <style:text-properties fo:font-size="17pt" style:font-size-asian="17pt" style:font-size-complex="17pt"/>
    </style:style>
    <style:style style:name="P56" style:parent-style-name="Normalny" style:family="paragraph">
      <style:text-properties fo:font-size="17pt" style:font-size-asian="17pt" style:font-size-complex="17pt"/>
    </style:style>
    <style:style style:name="P57" style:parent-style-name="Normalny" style:family="paragraph">
      <style:text-properties fo:font-size="17pt" style:font-size-asian="17pt" style:font-size-complex="17pt"/>
    </style:style>
    <style:style style:name="P58" style:parent-style-name="Normalny" style:family="paragraph">
      <style:text-properties fo:font-size="12pt" style:font-size-asian="12pt" style:font-size-complex="12pt"/>
    </style:style>
    <style:style style:name="P59" style:parent-style-name="Normalny" style:family="paragraph">
      <style:text-properties fo:font-size="12pt" style:font-size-asian="12pt" style:font-size-complex="12pt"/>
    </style:style>
    <style:style style:name="P60" style:parent-style-name="Normalny" style:family="paragraph">
      <style:text-properties fo:font-size="12pt" style:font-size-asian="12pt" style:font-size-complex="12pt"/>
    </style:style>
    <style:style style:name="P61" style:parent-style-name="Normalny" style:family="paragraph">
      <style:text-properties fo:font-size="12pt" style:font-size-asian="12pt" style:font-size-complex="12pt"/>
    </style:style>
    <style:style style:name="P62" style:parent-style-name="Normalny" style:family="paragraph">
      <style:text-properties fo:font-size="12pt" style:font-size-asian="12pt" style:font-size-complex="12pt"/>
    </style:style>
    <style:style style:name="P63" style:parent-style-name="Normalny" style:family="paragraph">
      <style:text-properties fo:font-size="17pt" style:font-size-asian="17pt" style:font-size-complex="17pt"/>
    </style:style>
    <style:style style:name="P64" style:parent-style-name="Normalny" style:family="paragraph">
      <style:text-properties fo:font-size="17pt" style:font-size-asian="17pt" style:font-size-complex="17pt"/>
    </style:style>
    <style:style style:name="P65" style:parent-style-name="Normalny" style:family="paragraph">
      <style:text-properties fo:font-size="17pt" style:font-size-asian="17pt" style:font-size-complex="17pt"/>
    </style:style>
    <style:style style:name="P66" style:parent-style-name="Normalny" style:family="paragraph">
      <style:text-properties fo:font-size="12pt" style:font-size-asian="12pt" style:font-size-complex="12pt"/>
    </style:style>
    <style:style style:name="P67" style:parent-style-name="Normalny" style:family="paragraph">
      <style:text-properties fo:font-size="12pt" style:font-size-asian="12pt" style:font-size-complex="12pt"/>
    </style:style>
    <style:style style:name="P68" style:parent-style-name="Normalny" style:family="paragraph">
      <style:text-properties fo:font-size="12pt" style:font-size-asian="12pt" style:font-size-complex="12pt"/>
    </style:style>
    <style:style style:name="P69" style:parent-style-name="Normalny" style:family="paragraph">
      <style:text-properties fo:font-size="12pt" style:font-size-asian="12pt" style:font-size-complex="12pt"/>
    </style:style>
    <style:style style:name="P70" style:parent-style-name="Normalny" style:family="paragraph">
      <style:text-properties fo:font-size="17pt" style:font-size-asian="17pt" style:font-size-complex="17pt"/>
    </style:style>
    <style:style style:name="P71" style:parent-style-name="Normalny" style:family="paragraph">
      <style:text-properties fo:font-size="17pt" style:font-size-asian="17pt" style:font-size-complex="17pt"/>
    </style:style>
    <style:style style:name="P72" style:parent-style-name="Normalny" style:family="paragraph">
      <style:text-properties fo:font-size="17pt" style:font-size-asian="17pt" style:font-size-complex="17pt"/>
    </style:style>
    <style:style style:name="P73" style:parent-style-name="Normalny" style:family="paragraph">
      <style:text-properties fo:font-size="12pt" style:font-size-asian="12pt" style:font-size-complex="12pt"/>
    </style:style>
    <style:style style:name="P74" style:parent-style-name="Normalny" style:family="paragraph">
      <style:text-properties fo:font-size="12pt" style:font-size-asian="12pt" style:font-size-complex="12pt"/>
    </style:style>
    <style:style style:name="P75" style:parent-style-name="Normalny" style:family="paragraph">
      <style:text-properties fo:font-size="17pt" style:font-size-asian="17pt" style:font-size-complex="17pt"/>
    </style:style>
    <style:style style:name="P76" style:parent-style-name="Normalny" style:family="paragraph">
      <style:text-properties fo:font-size="17pt" style:font-size-asian="17pt" style:font-size-complex="17pt"/>
    </style:style>
    <style:style style:name="T77" style:parent-style-name="Domyślnaczcionkaakapitu" style:family="text">
      <style:text-properties fo:font-size="12pt" style:font-size-asian="12pt" style:font-size-complex="12pt"/>
    </style:style>
    <style:style style:name="T78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Nazwa projekt</text:span><text:span text:style-name="T3">u</text:span><text:span text:style-name="T4">:<text:s/></text:span><text:span text:style-name="T5">Projekt: Kaninchen</text:span></text:p>
      <text:p text:style-name="P6">Gra 3D shooter w 3 osobie - silnik Unreal Engine 5.1.1</text:p>
      <text:p text:style-name="P7">1 poziom -&gt; Boss Fight na końcu<text:s/></text:p>
      <text:p text:style-name="P8">“cukierkowy” -&gt; “gore”</text:p>
      <text:p text:style-name="P9"/>
      <text:p text:style-name="P10">Systemy:</text:p>
      <text:p text:style-name="P11"/>
      <text:list text:style-name="LFO3" text:continue-numbering="true">
        <text:list-item>
          <text:p text:style-name="P12">Gracz potrafi wykonywać uniki co jakiś czas oraz spowalniać czas na kilka sekund(umiejętność zawiera cool down), gracz posiada broń, z której strzela</text:p>
        </text:list-item>
        <text:list-item>
          <text:p text:style-name="P13">System przeciwników strzelających do gracza, biegnący w jego stronę.</text:p>
        </text:list-item>
        <text:list-item>
          <text:p text:style-name="P14">Spawn przeciwników następuje po wejściu gracza w dany obszar</text:p>
        </text:list-item>
        <text:list-item>
          <text:p text:style-name="P15">Apteczka po podniesieniu regeneruje hp do pełna, gracz słyszy dźwięk leczenia.</text:p>
        </text:list-item>
        <text:list-item>
          <text:p text:style-name="P16">2 Typy przeciwników w 2 kolorach niebieskim i zielonym - zielony przeciwnik po pokonaniu zwraca część hp gracza</text:p>
        </text:list-item>
        <text:list-item>
          <text:p text:style-name="P17">Po wejściu na arenę bosa gracza wita cutscenka ze zmianą świata z cukierkowego na “realistyczną noc”. Po zakończeniu cutsceny podmienia się mapa z “cukierkowej” na “gore”.</text:p>
        </text:list-item>
        <text:list-item>
          <text:p text:style-name="P18">Boss ma 3 podstawowe ataki, które aktywują się w losowej kolejności</text:p>
        </text:list-item>
        <text:list-item>
          <text:p text:style-name="P19">Boss posiada atak obszarowy, którego należy uniknąć - po podniesieniu broni w górę przez bossa gracz ma chwilę, aby uciec</text:p>
        </text:list-item>
        <text:list-item>
          <text:p text:style-name="P20">Misie strzelają serduszkami z ręki w gracza zadając obrażenia</text:p>
        </text:list-item>
      </text:list>
      <text:p text:style-name="P21"/>
      <text:p text:style-name="P22">Muzyka:<text:s/></text:p>
      <text:p text:style-name="P23"/>
      <text:p text:style-name="P24">3x track - 1 dla lobby - 1 dla sielanki - 1 dla gore</text:p>
      <text:p text:style-name="P25">vfx - strzał z broni cukierkowej, z broni zwykłej, wystrzał serduszek, “swing” broni bosa, specjalny atak bossa (impact), ogień,dżwięk leczenia po zebraniu apteczki</text:p>
      <text:p text:style-name="Normalny"><text:span text:style-name="T26">voice - głos bossa np. “you are dead!”</text:span></text:p>
      <text:p text:style-name="P27"/>
      <text:p text:style-name="P28">Modele 3D:</text:p>
      <text:p text:style-name="P29"/>
      <text:p text:style-name="P30">Wersja cukierkowa:</text:p>
      <text:p text:style-name="P31"/>
      <text:list text:style-name="LFO2" text:continue-numbering="true">
        <text:list-item>
          <text:p text:style-name="P32">Główna postać - króliczek</text:p>
        </text:list-item>
        <text:list-item>
          <text:p text:style-name="P33">Przeciwnicy - misie pluszowe</text:p>
        </text:list-item>
        <text:list-item>
          <text:p text:style-name="P34">Boss - duży miś</text:p>
        </text:list-item>
        <text:list-item>
          <text:p text:style-name="P35">Boss - jako broń ma lizak</text:p>
        </text:list-item>
        <text:list-item>
          <text:p text:style-name="P36">Broń - cylinder z kartonu strzelający marchewkami</text:p>
        </text:list-item>
        <text:list-item>
          <text:p text:style-name="P37">Marchewki jako pociski</text:p>
        </text:list-item>
      </text:list>
      <text:p text:style-name="P38"/>
      <text:p text:style-name="P39">Wersja realistyczna:</text:p>
      <text:p text:style-name="P40"/>
      <text:list text:style-name="LFO4" text:continue-numbering="true">
        <text:list-item>
          <text:p text:style-name="P41">Głowna postać - gość w stroju królika</text:p>
        </text:list-item>
        <text:list-item>
          <text:p text:style-name="P42">Boss masywny mężczyzna</text:p>
        </text:list-item>
        <text:list-item>
          <text:p text:style-name="P43">Boss - jako broń ma nabity gwoździami kij baseboolowy</text:p>
        </text:list-item>
        <text:list-item>
          <text:p text:style-name="P44">pociski - (smuga + kulka)</text:p>
        </text:list-item>
      </text:list>
      <text:p text:style-name="P45"/>
      <text:p text:style-name="P46">Otoczenie:</text:p>
      <text:p text:style-name="P47"/>
      <text:p text:style-name="P48">Sprite 2D - 2 krzaki, 2 drzewa, 2 skały, 2 chmurki, 1 płotek, apteczka: cukierkowo tort/model zielonej apteczki z białym krzyżem, domek, miód oraz krew z przeciwników</text:p>
      <text:p text:style-name="P49"/>
      <text:p text:style-name="P50">Modele 3D - kontener (taki jak maersk), rusztowanie, skały(skany), opony czarne, beczka pusta, skrzynia drewniana, serduszko jako kula w wersji cukierkowej</text:p>
      <text:p text:style-name="P51"/>
      <text:p text:style-name="P52">Poziom liniowy pod otwartym niebem, trawa(textura), ścieżka wiodąca gracza(np. dirt/gravel).</text:p>
      <text:p text:style-name="P53"/>
      <text:p text:style-name="Normalny"><text:span text:style-name="T54">Cukierkowa wersja - dzień, realistyczna w nocy.</text:span></text:p>
      <text:p text:style-name="P55"/>
      <text:p text:style-name="P56">VFX</text:p>
      <text:p text:style-name="P57"/>
      <text:list text:style-name="LFO1" text:continue-numbering="true">
        <text:list-item>
          <text:p text:style-name="P58">Ogień</text:p>
        </text:list-item>
        <text:list-item>
          <text:p text:style-name="P59">Wystrzał z broni</text:p>
        </text:list-item>
        <text:list-item>
          <text:p text:style-name="P60">uderzenie bronią (boss)</text:p>
        </text:list-item>
        <text:list-item>
          <text:p text:style-name="P61">smuga pocisku</text:p>
        </text:list-item>
        <text:list-item>
          <text:p text:style-name="P62">rozbryzg krwi<text:s/></text:p>
        </text:list-item>
      </text:list>
      <text:p text:style-name="P63"/>
      <text:p text:style-name="P64">Widget</text:p>
      <text:p text:style-name="P65"/>
      <text:list text:style-name="LFO5" text:continue-numbering="true">
        <text:list-item>
          <text:p text:style-name="P66">Menu główne - statyczny obraz z 2 przyciskami: start, quit</text:p>
        </text:list-item>
        <text:list-item>
          <text:p text:style-name="P67">HUD gracza zawierający: HP, celownik, ilość zabitych przeciwników, timer dla spowalniania czasu, timer dla uniku, po wejściu na arenę pojawia się pasek HP bossa</text:p>
        </text:list-item>
        <text:list-item>
          <text:p text:style-name="P68">koniec gry bo zabiciu bossa - napis “YOU WON!” oraz przycisk “Main Menu”</text:p>
        </text:list-item>
        <text:list-item>
          <text:p text:style-name="P69">tzw. “Escape menu” - przycisk wyjście z gry.</text:p>
        </text:list-item>
      </text:list>
      <text:p text:style-name="P70"/>
      <text:p text:style-name="P71">Cutscena:</text:p>
      <text:p text:style-name="P72"/>
      <text:p text:style-name="P73">Podczas wejścia na arenę włącza się cutscena, w której postać na początku nie jest widoczna. Znienacka widzimy postać uderzana lizakiem. Upada na siemię, elementy się gliczują, następuje biały ekran. Przejście do następnego levelu - gore. Koniec.</text:p>
      <text:p text:style-name="P74"/>
      <text:p text:style-name="P75">Backstory:</text:p>
      <text:p text:style-name="P76"/>
      <text:p text:style-name="Normalny"><text:span text:style-name="T77">Projekt modyfikacji ludzkiego umysłu i percepcji świata wstrząsami elektrycznymi w latach 60’ wymknął się spod kontroli. Obiekt NO.47 ucieka z „azylu”(placówki wojskowej w USA), myśląc że jest królikiem. W jego głowie świat jest kolorowy, a on sam karmi głodne „misie” marchewkami. W rzeczywistości po prostu morduje ludzi kalibrem 5.56...</text:span><text:span text:style-name="T78"><text:s/>Dziesiątki godzin oglądania tych samych kaset na telewizorze dobrze wyprało mu mózg. Adrenalina oraz modyfikacje ciała wykonane przez naukowców w azylu sprawiają, że obiekt jest wysoce wytrzymały oraz niepodatny na ból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Normalny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rynqvb" style:display-name="rynqvb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ojciech Dudek</dc:creator>
    <meta:creation-date>2023-03-21T21:45:00Z</meta:creation-date>
    <dc:date>2023-03-21T21:45:00Z</dc:date>
    <meta:template xlink:href="Normal.dotm" xlink:type="simple"/>
    <meta:editing-cycles>2</meta:editing-cycles>
    <meta:editing-duration>PT60S</meta:editing-duration>
    <meta:document-statistic meta:page-count="3" meta:paragraph-count="6" meta:word-count="489" meta:character-count="3423" meta:row-count="24" meta:non-whitespace-character-count="2940"/>
  </office:meta>
</office:document-meta>
</file>